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7" style:family="paragraph" style:parent-style-name="Standard">
      <style:text-properties officeooo:rsid="004cbd3e" officeooo:paragraph-rsid="008e0469"/>
    </style:style>
    <style:style style:name="P58" style:family="paragraph" style:parent-style-name="Standard">
      <style:text-properties officeooo:rsid="004d72b6" officeooo:paragraph-rsid="008e0469"/>
    </style:style>
    <style:style style:name="P59" style:family="paragraph" style:parent-style-name="Standard">
      <style:text-properties officeooo:rsid="004d72b6" officeooo:paragraph-rsid="0055b2e9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P67" style:family="paragraph" style:parent-style-name="Standard">
      <style:text-properties officeooo:rsid="007bb4ca" officeooo:paragraph-rsid="00e2cf70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officeooo:rsid="012fec5b" officeooo:paragraph-rsid="01314547"/>
    </style:style>
    <style:style style:name="P86" style:family="paragraph" style:parent-style-name="Standard">
      <style:text-properties officeooo:rsid="003dbb40" officeooo:paragraph-rsid="01644691"/>
    </style:style>
    <style:style style:name="P87" style:family="paragraph" style:parent-style-name="Standard">
      <style:text-properties officeooo:rsid="003c4903" officeooo:paragraph-rsid="0165736f"/>
    </style:style>
    <style:style style:name="P88" style:family="paragraph" style:parent-style-name="Standard">
      <style:text-properties officeooo:rsid="003bcf66" officeooo:paragraph-rsid="0166488b"/>
    </style:style>
    <style:style style:name="P89" style:family="paragraph" style:parent-style-name="Standard">
      <style:text-properties officeooo:rsid="0039e5fd" officeooo:paragraph-rsid="0166aff6"/>
    </style:style>
    <style:style style:name="P90" style:family="paragraph" style:parent-style-name="Standard">
      <style:text-properties officeooo:rsid="017b0e15" officeooo:paragraph-rsid="017b0e15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weight="normal" officeooo:rsid="017cdf8e" officeooo:paragraph-rsid="017cdf8e" style:font-weight-asian="normal" style:font-weight-complex="normal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95eff9" officeooo:paragraph-rsid="017a73f3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7cdf8e" officeooo:paragraph-rsid="017cdf8e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1115c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fcf9d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585fe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a73f3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9f507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83615b" officeooo:paragraph-rsid="01877ebf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110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6fbcb0" officeooo:paragraph-rsid="0181bd81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12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13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14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P115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116" style:family="paragraph" style:parent-style-name="Standard">
      <style:text-properties fo:font-weight="normal" officeooo:rsid="00a91ef2" officeooo:paragraph-rsid="01980b1d" style:font-weight-asian="normal" style:font-weight-complex="normal"/>
    </style:style>
    <style:style style:name="P117" style:family="paragraph" style:parent-style-name="Standard">
      <style:text-properties fo:font-weight="normal" officeooo:rsid="00aca7f5" officeooo:paragraph-rsid="01980b1d" style:font-weight-asian="normal" style:font-weight-complex="normal"/>
    </style:style>
    <style:style style:name="P118" style:family="paragraph" style:parent-style-name="Standard">
      <style:text-properties fo:font-weight="normal" officeooo:rsid="00579d4c" officeooo:paragraph-rsid="01980b1d" style:font-weight-asian="normal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officeooo:rsid="012ee960"/>
    </style:style>
    <style:style style:name="T47" style:family="text">
      <style:text-properties officeooo:rsid="0149e39d"/>
    </style:style>
    <style:style style:name="T48" style:family="text">
      <style:text-properties officeooo:rsid="0015f20f"/>
    </style:style>
    <style:style style:name="T49" style:family="text">
      <style:text-properties officeooo:rsid="0173390c"/>
    </style:style>
    <style:style style:name="T50" style:family="text">
      <style:text-properties officeooo:rsid="0059474e"/>
    </style:style>
    <style:style style:name="T51" style:family="text">
      <style:text-properties officeooo:rsid="0174490f"/>
    </style:style>
    <style:style style:name="T52" style:family="text">
      <style:text-properties officeooo:rsid="017555c6"/>
    </style:style>
    <style:style style:name="T53" style:family="text">
      <style:text-properties officeooo:rsid="01758bd3"/>
    </style:style>
    <style:style style:name="T54" style:family="text">
      <style:text-properties officeooo:rsid="00900d5d"/>
    </style:style>
    <style:style style:name="T55" style:family="text">
      <style:text-properties officeooo:rsid="017c0c48"/>
    </style:style>
    <style:style style:name="T56" style:family="text">
      <style:text-properties officeooo:rsid="0181bd81"/>
    </style:style>
    <style:style style:name="T57" style:family="text">
      <style:text-properties officeooo:rsid="0183615b"/>
    </style:style>
    <style:style style:name="T58" style:family="text">
      <style:text-properties officeooo:rsid="01846137"/>
    </style:style>
    <style:style style:name="T59" style:family="text">
      <style:text-properties officeooo:rsid="018abb0a"/>
    </style:style>
    <style:style style:name="T60" style:family="text">
      <style:text-properties officeooo:rsid="018d76e3"/>
    </style:style>
    <style:style style:name="T61" style:family="text">
      <style:text-properties officeooo:rsid="0194336d"/>
    </style:style>
    <style:style style:name="T62" style:family="text">
      <style:text-properties officeooo:rsid="00aca7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PCB_111000_UNO_V2</text:p>
      <text:p text:style-name="P1">Mods:<text:tab/><text:tab/><text:span text:style-name="T48">Give paths to all subroutines called in each project intro</text:span></text:p>
      <text:p text:style-name="P1"/>
      <text:p text:style-name="P56">Bug<text:span text:style-name="T49">s</text:span> found in PCB111000_CP2102_projects </text:p>
      <text:p text:style-name="P99">Arduino_Rx_Tx_UNO_pcb.c file: .</text:p>
      <text:p text:style-name="P92"><text:span text:style-name="T49">1 ef</text:span>fects use of backspace key <text:span text:style-name="T51">in Int/Float</text:span>Num_from_PC_A(<text:span text:style-name="T53">)</text:span></text:p>
      <text:p text:style-name="P112">if(num_as_string[m] != '\b');</text:p>
      <text:p text:style-name="P112"><text:s/>// else for(int p = m; p &lt; strln-1; p++){num_as_string[p-1] = num_as_string[p+1]; num_as_string[p+1] = '\0';m = 0;} }</text:p>
      <text:p text:style-name="P112">else for(int p = m; p &lt; strln-1; p++){num_as_string[p-1] = num_as_string[p+1]; num_as_string[p+1] = 0;num_as_string[p] = 0;m = 0;} } </text:p>
      <text:p text:style-name="P91"/>
      <text:p text:style-name="P91"><text:span text:style-name="T49">2 prevents print out of </text:span><text:s text:c="2"/><text:span text:style-name="T50">Sc_Num_to_PC_A(Result,0,6,'\r');<text:tab/>The 0 must be at least 1</text:span></text:p>
      <text:p text:style-name="P113">if(pre_dp){</text:p>
      <text:p text:style-name="P113">while(--pre_dp){A = A*10;}<text:tab/><text:tab/><text:tab/><text:tab/><text:tab/><text:tab/><text:tab/><text:tab/><text:tab/><text:tab/>//Convert FPN to Scientific format (real + exponent)</text:p>
      <text:p text:style-name="P113">while (num &gt;= A){num = num/10.0; Exp += 1;}</text:p>
      <text:p text:style-name="P113">while (num &lt;= A){num = num*10.0; Exp -= 1;}}</text:p>
      <text:p text:style-name="P98"/>
      <text:p text:style-name="P109"><text:tab/><text:span text:style-name="T52">3 <text:s/></text:span><text:span text:style-name="T6">In 6F_FPN_from_IO and 6H_calculator</text:span></text:p>
      <text:p text:style-name="P109"><text:span text:style-name="T52"><text:tab/><text:tab/>f</text:span>loat FPN_number_from_IO(void) updated as below</text:p>
      <text:p text:style-name="P111">dp_control = 0;</text:p>
      <text:p text:style-name="P111">exp_control = 0;</text:p>
      <text:p text:style-name="P111">neg_sign = 0;</text:p>
      <text:p text:style-name="P114">scroll_control = 0;</text:p>
      <text:p text:style-name="P93"/>
      <text:p text:style-name="P100"><text:span text:style-name="T11">4</text:span><text:tab/>5_Arduino_PC_comms_library\5C_Scientific_numbers </text:p>
      <text:p text:style-name="P100"><text:tab/><text:span text:style-name="T11">This has been rewritten</text:span></text:p>
      <text:p text:style-name="P94"><text:tab/>See PCB111000_CP2102_projects version</text:p>
      <text:p text:style-name="P94"/>
      <text:p text:style-name="P95">5<text:tab/><text:span text:style-name="T54">Bug found in KBD_to_display\long Int_KBD_to_display() and float <text:tab/>Float_KBD_to_display()</text:span></text:p>
      <text:p text:style-name="P96"><text:tab/>Effects use of backspace key</text:p>
      <text:p text:style-name="P97"/>
      <text:p text:style-name="P102">Updated <text:span text:style-name="T60">and tested </text:span>on UNO <text:span text:style-name="T61">and Arduino </text:span>projects</text:p>
      <text:p text:style-name="P103">Int_Num_from_PC_A(<text:span text:style-name="T55">)<text:tab/>Tested on<text:tab/>Project_5B_Prime_factors()</text:span></text:p>
      <text:p text:style-name="P103">Sc_Num_to_PC_A<text:span text:style-name="T55">()<text:tab/><text:tab/>Tested on <text:tab/> Project_5C_Scientific_numbers()</text:span></text:p>
      <text:p text:style-name="P104">Sc_Num_from_PC_A<text:span text:style-name="T55">()<text:tab/>Tested on <text:tab/> Project_5C_Scientific_numbers()</text:span></text:p>
      <text:p text:style-name="P110"><text:span text:style-name="T52"><text:tab/></text:span>FPN_number_from_IO(<text:span text:style-name="T56">)</text:span> <text:tab/><text:span text:style-name="T59">No change needed for PCB111000_UNO versions</text:span></text:p>
      <text:p text:style-name="P101"/>
      <text:p text:style-name="P105">Int_KBD_to_display_A<text:span text:style-name="T57">()<text:tab/>Tested on<text:tab/>Project_6D_INT_to_display</text:span></text:p>
      <text:p text:style-name="P108">FPN_KBD_to_display_A()<text:tab/>Tested on<text:tab/>Project_6E_FPN_to_display</text:p>
      <text:p text:style-name="P107">Get_fpn_from_KBD<text:span text:style-name="T58">()<text:tab/>Tested on<text:tab/>Project_9A_FPN_acquisition</text:span></text:p>
      <text:p text:style-name="P106">fpn_from_KBD_Legacy<text:span text:style-name="T57">()<text:tab/>Tested on<text:tab/>6L_FPN_to_display_legacy</text:span></text:p>
      <text:p text:style-name="P96"/>
      <text:p text:style-name="P96"/>
      <text:p text:style-name="P96"/>
      <text:p text:style-name="P96"/>
      <text:p text:style-name="P96"/>
      <text:p text:style-name="P96"/>
      <text:p text:style-name="P38"/>
      <text:p text:style-name="P39">Pin change interrupts:<text:tab/><text:tab/>Use pci not PCI</text:p>
      <text:p text:style-name="P39"><text:soft-page-break/></text:p>
      <text:p text:style-name="P47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7">3_Interrupts_and_switches</text:p>
      <text:p text:style-name="P67">3A_UART_timer_interrupts<text:tab/><text:span text:style-name="T19">OK<text:tab/>CC_OK<text:tab/>CA_ARD_OK<text:tab/>CC_ARD_OK</text:span></text:p>
      <text:p text:style-name="P61">3B_Pin_Change_Interrupt<text:tab/><text:span text:style-name="T20">OK<text:tab/>CC_OK<text:tab/>CA_ARD_OK<text:tab/>CC_ARD_OK</text:span></text:p>
      <text:p text:style-name="P62">3C_reaction_time_tester<text:tab/><text:span text:style-name="T20">OK<text:tab/>CC_OK<text:tab/>CA_ARD_OK<text:tab/>CC_ARD_OK</text:span></text:p>
      <text:p text:style-name="P63">3D_timer_PCI_interrupts<text:tab/><text:span text:style-name="T21">OK<text:tab/>CC_OK<text:tab/>CA_ARD_OK<text:tab/>CC_ARD_OK</text:span></text:p>
      <text:p text:style-name="P64">3E_Keypress_logger<text:tab/><text:tab/><text:span text:style-name="T22">OK<text:tab/>CC_OK<text:tab/>CA_ARD_OK<text:tab/>CC_ARD_OK</text:span></text:p>
      <text:p text:style-name="P65">3F_Prime_numbers<text:tab/><text:tab/><text:span text:style-name="T22">OK<text:tab/>CC_OK<text:tab/>CA_ARD_OK<text:tab/>CC_ARD_OK</text:span></text:p>
      <text:p text:style-name="P66">3G_Prime_numbers_plus<text:tab/><text:span text:style-name="T23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8">OK <text:tab/>CC_OK<text:tab/>CA_ARD_OK<text:tab/>CC_ARD_OK</text:span></text:p>
      <text:p text:style-name="P42">2_Bit_ops_2<text:tab/><text:tab/><text:tab/><text:span text:style-name="T39">OK<text:tab/>CC_OK<text:tab/>CA_ARD_OK<text:tab/>CC_ARD_OK</text:span></text:p>
      <text:p text:style-name="P43">3_Division_subroutine<text:tab/><text:span text:style-name="T40">OK<text:tab/>CC_OK<text:tab/>CA_ARD_OK<text:tab/>CC_ARD_OK</text:span></text:p>
      <text:p text:style-name="P43">4_Char_to_binary<text:tab/><text:tab/><text:span text:style-name="T41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soft-page-break/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59"><text:tab/><text:span text:style-name="T16">I2C_FPN_to_display();</text:span></text:p>
      <text:p text:style-name="P59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/>
      <text:p text:style-name="P60"><text:span text:style-name="T3">7</text:span><text:span text:style-name="T2"> Timer/clocks</text:span><text:tab/><text:tab/><text:tab/>No local functions</text:p>
      <text:p text:style-name="P85">7A-F updated <text:span text:style-name="T47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6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6"/>
      <text:p text:style-name="P46"/>
      <text:p text:style-name="P46">8_Fourier<text:tab/><text:span text:style-name="T13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49"/>
      <text:p text:style-name="P49"/>
      <text:p text:style-name="P117">in 8B and 8C</text:p>
      <text:p text:style-name="P118">int PCI_triggers_data_from_PC(char * num_as_string) <text:s/><text:span text:style-name="T62">and</text:span></text:p>
      <text:p text:style-name="P117">ISR(PCINT2_vect) updated</text:p>
      <text:p text:style-name="P116">Check PCB111000_UNO projects.</text:p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50">9_FPN_routines</text:p>
      <text:p text:style-name="P45">9A FPN_acquisition <text:tab/><text:span text:style-name="T28">CA_OK</text:span><text:span text:style-name="T32"><text:tab/></text:span><text:span text:style-name="T45">CC_OK<text:tab/>CA_ARD_OK<text:tab/>CC_ARD_OK</text:span></text:p>
      <text:p text:style-name="P89">9B_FPN_to_String <text:tab/><text:span text:style-name="T28">CA_OK</text:span><text:span text:style-name="T32"><text:tab/></text:span><text:span text:style-name="T45">CC_OK<text:tab/>CA_ARD_OK<text:tab/>CC_ARD_OK</text:span></text:p>
      <text:p text:style-name="P88">9C_FPN_Add_Sub <text:tab/><text:span text:style-name="T28">CA_OK</text:span><text:span text:style-name="T32"><text:tab/></text:span><text:span text:style-name="T45">CC_OK<text:tab/>CA_ARD_OK<text:tab/>CC_ARD_OK</text:span></text:p>
      <text:p text:style-name="P87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86">9E_e_power_series<text:tab/><text:span text:style-name="T28">CA_OK</text:span><text:span text:style-name="T32"><text:tab/></text:span><text:span text:style-name="T45">CC_OK<text:tab/>CA_ARD_OK<text:tab/>CC_ARD_OK</text:span></text:p>
      <text:p text:style-name="P54"/>
      <text:p text:style-name="P54">Proj_9 subroutines used</text:p>
      <text:p text:style-name="P57"/>
      <text:p text:style-name="P58">FPN_DIY_IO\<text:tab/><text:tab/><text:tab/><text:tab/><text:tab/></text:p>
      <text:p text:style-name="P44"><text:tab/>I2C_Tx_float_display_control;</text:p>
      <text:p text:style-name="P44"><text:tab/>Scientific_number_from_KBD<text:span text:style-name="T7">();</text:span></text:p>
      <text:p text:style-name="P44"><text:tab/><text:span text:style-name="T7">Fraction_to_Binary_Signed();</text:span></text:p>
      <text:p text:style-name="P44"><text:tab/><text:span text:style-name="T7">Scientifc_num_to_FPN();</text:span></text:p>
      <text:p text:style-name="P44"><text:tab/>I2C_Tx_float_num(<text:span text:style-name="T8">);</text:span></text:p>
      <text:p text:style-name="P44"><text:tab/>I2C_FPN_to_display<text:span text:style-name="T7">();</text:span></text:p>
      <text:p text:style-name="P44"><text:tab/>Assemble_FPN<text:span text:style-name="T7">();</text:span></text:p>
      <text:p text:style-name="P44"><text:tab/>unpack_FPN<text:span text:style-name="T7">();</text:span></text:p>
      <text:p text:style-name="P44"><text:tab/>FPN_to_String(<text:span text:style-name="T7">);</text:span></text:p>
      <text:p text:style-name="P44"/>
      <text:p text:style-name="P44"><text:span text:style-name="T7">All subroutines included under “FPN_DIY_IO” used and tested in <text:s/>“</text:span><text:span text:style-name="T12">9_FPN_routines”</text:span></text:p>
      <text:p text:style-name="P44"><text:tab/></text:p>
      <text:p text:style-name="P44"/>
      <text:p text:style-name="P58">KBD_to_display<text:span text:style-name="T9">\</text:span></text:p>
      <text:p text:style-name="P58"><text:tab/>Get_fpn_from_KBD<text:span text:style-name="T8">();</text:span></text:p>
      <text:p text:style-name="P58"><text:tab/>Get_Float_num_string_from_KBD(<text:span text:style-name="T8">);</text:span></text:p>
      <text:p text:style-name="P58"/>
      <text:p text:style-name="P44">Arduino_Rx_Tx_UNO_pcb<text:span text:style-name="T9">\</text:span></text:p>
      <text:p text:style-name="P44"><text:tab/>Sc_Num_to_PC_A(<text:span text:style-name="T7">);</text:span></text:p>
      <text:p text:style-name="P44"><text:tab/>FPN_to_Significand<text:span text:style-name="T8">();</text:span></text:p>
      <text:p text:style-name="P44"/>
      <text:p text:style-name="P44">FPN_arithmetic<text:span text:style-name="T9">\</text:span></text:p>
      <text:p text:style-name="P44"><text:tab/>FPN_add<text:span text:style-name="T7">();</text:span></text:p>
      <text:p text:style-name="P44"><text:tab/>FPN_div<text:span text:style-name="T7">();</text:span></text:p>
      <text:p text:style-name="P44"><text:tab/>FPN_mult<text:span text:style-name="T7">();</text:span></text:p>
      <text:p text:style-name="P44"/>
      <text:p text:style-name="P44">Basic_Rx_Tx_Arduino<text:span text:style-name="T10">\</text:span></text:p>
      <text:p text:style-name="P44"><text:tab/><text:span text:style-name="T7">Check_num_for_to_big_or_small();</text:span></text:p>
      <text:p text:style-name="P44"/>
      <text:p text:style-name="P44"><text:tab/>Print_RHS_of_binary_point<text:span text:style-name="T7">();<text:tab/>Local only</text:span></text:p>
      <text:p text:style-name="P44"><text:tab/>Print_long_as_binary<text:span text:style-name="T7">();<text:tab/><text:tab/>Local only</text:span></text:p>
      <text:p text:style-name="P44"/>
      <text:p text:style-name="P55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/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<text:soft-page-break/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1"/>
      <text:p text:style-name="P68"><text:span text:style-name="T26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2">UNO_bootloader_for_hex&amp;text</text:span><text:tab/> <text:span text:style-name="T2">EEPROM reservations</text:span></text:p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0x3FD/E/F<text:tab/><text:tab/><text:span text:style-name="T34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4">brightness <text:tab/>Mode Q</text:span></text:p>
      <text:p text:style-name="P79"><text:soft-page-break/>0x3FA<text:tab/><text:tab/><text:tab/><text:span text:style-name="T33">No longer used</text:span></text:p>
      <text:p text:style-name="P79">0x3F9<text:tab/><text:tab/><text:tab/><text:span text:style-name="T24">Reset status byte:<text:tab/><text:tab/></text:span>Project Programmer UNO</text:p>
      <text:p text:style-name="P79">0x3F8-5<text:tab/><text:tab/>Command counter<text:span text:style-name="T35">s</text:span><text:tab/><text:tab/>Flash programmer</text:p>
      <text:p text:style-name="P79">0x3F4<text:tab/><text:tab/><text:tab/><text:span text:style-name="T24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4">Project Programmer UNO</text:span><text:tab/><text:tab/></text:p>
      <text:p text:style-name="P73"/>
      <text:p text:style-name="P52">EEPROM initialisation<text:tab/><text:tab/><text:span text:style-name="T24">UNO_bootloader_for_hex&amp;text</text:span><text:tab/></text:p>
      <text:p text:style-name="P52"/>
      <text:p text:style-name="P78">0x3FD/E/F<text:tab/><text:tab/><text:span text:style-name="T34">Cal data:<text:tab/><text:tab/><text:tab/></text:span>No longer used</text:p>
      <text:p text:style-name="P74">0x3FC<text:tab/><text:tab/><text:tab/>Copy of MCUSR<text:tab/><text:tab/><text:span text:style-name="T35">The boootloader</text:span></text:p>
      <text:p text:style-name="P80">0x3FB-8<text:tab/><text:tab/>Command counter<text:tab/><text:tab/>Bootloader</text:p>
      <text:p text:style-name="P81">0x3F7<text:tab/><text:tab/><text:tab/> <text:span text:style-name="T24">Reset Control<text:tab/><text:tab/><text:tab/></text:span>The boootloader</text:p>
      <text:p text:style-name="P82">0x3F6<text:tab/><text:tab/><text:tab/><text:span text:style-name="T24">flash text string pointer<text:tab/>User_app_commentary_mode</text:span></text:p>
      <text:p text:style-name="P83">0x3F5-0<text:tab/><text:tab/>PRN registers<text:tab/><text:tab/><text:tab/><text:span text:style-name="T37">Not initialised</text:span><text:tab/><text:span text:style-name="T37">0xFF or &gt; 0</text:span><text:tab/></text:p>
      <text:p text:style-name="P76">0x3EF <text:tab/><text:tab/><text:tab/>PRN EEPROM <text:span text:style-name="T36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6-18T20:24:09.493000000</dc:date>
    <meta:editing-duration>P3DT14H12M39S</meta:editing-duration>
    <meta:editing-cycles>261</meta:editing-cycles>
    <meta:document-statistic meta:table-count="0" meta:image-count="0" meta:object-count="0" meta:page-count="6" meta:paragraph-count="216" meta:word-count="1094" meta:character-count="9234" meta:non-whitespace-character-count="8124"/>
  </office:meta>
</office:document-meta>
</file>